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3" table:style-name="ta1">
        <table:table-column table:style-name="co1" table:number-columns-repeated="4" table:default-cell-style-name="Default"/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eadL</text:p>
          </table:table-cell>
          <table:table-cell office:value-type="float" office:value="867.867304562853" calcext:value-type="float">
            <text:p>867.86730456285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eadL</text:p>
          </table:table-cell>
          <table:table-cell office:value-type="float" office:value="8292.17586033661" calcext:value-type="float">
            <text:p>8292.17586033661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DeadL</text:p>
          </table:table-cell>
          <table:table-cell office:value-type="float" office:value="5949.04279306114" calcext:value-type="float">
            <text:p>5949.04279306114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eadL</text:p>
          </table:table-cell>
          <table:table-cell office:value-type="float" office:value="5875.40630425294" calcext:value-type="float">
            <text:p>5875.4063042529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eadL</text:p>
          </table:table-cell>
          <table:table-cell office:value-type="float" office:value="5736.60618023923" calcext:value-type="float">
            <text:p>5736.60618023923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adL</text:p>
          </table:table-cell>
          <table:table-cell office:value-type="float" office:value="5786.07950744182" calcext:value-type="float">
            <text:p>5786.0795074418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eadL</text:p>
          </table:table-cell>
          <table:table-cell office:value-type="float" office:value="5787.59637802977" calcext:value-type="float">
            <text:p>5787.5963780297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eadL</text:p>
          </table:table-cell>
          <table:table-cell office:value-type="float" office:value="5808.0602722648" calcext:value-type="float">
            <text:p>5808.060272264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eadL</text:p>
          </table:table-cell>
          <table:table-cell office:value-type="float" office:value="5813.87289416857" calcext:value-type="float">
            <text:p>5813.8728941685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eadL</text:p>
          </table:table-cell>
          <table:table-cell office:value-type="float" office:value="5813.87289416856" calcext:value-type="float">
            <text:p>5813.87289416856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eadL</text:p>
          </table:table-cell>
          <table:table-cell office:value-type="float" office:value="5808.06027226468" calcext:value-type="float">
            <text:p>5808.06027226468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DeadL</text:p>
          </table:table-cell>
          <table:table-cell office:value-type="float" office:value="5787.59637802976" calcext:value-type="float">
            <text:p>5787.5963780297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eadL</text:p>
          </table:table-cell>
          <table:table-cell office:value-type="float" office:value="5786.07950744206" calcext:value-type="float">
            <text:p>5786.0795074420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eadL</text:p>
          </table:table-cell>
          <table:table-cell office:value-type="float" office:value="5736.60618023968" calcext:value-type="float">
            <text:p>5736.6061802396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eadL</text:p>
          </table:table-cell>
          <table:table-cell office:value-type="float" office:value="5875.40630425356" calcext:value-type="float">
            <text:p>5875.4063042535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eadL</text:p>
          </table:table-cell>
          <table:table-cell office:value-type="float" office:value="5949.04279306157" calcext:value-type="float">
            <text:p>5949.0427930615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DeadL</text:p>
          </table:table-cell>
          <table:table-cell office:value-type="float" office:value="8292.17586033755" calcext:value-type="float">
            <text:p>8292.1758603375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eadL</text:p>
          </table:table-cell>
          <table:table-cell office:value-type="float" office:value="867.867304563129" calcext:value-type="float">
            <text:p>867.867304563129</text:p>
          </table:table-cell>
          <table:table-cell table:formula="of:=SUM([.C1:.C18])/5.9" office:value-type="float" office:value="16920.917794698" calcext:value-type="float">
            <text:p>16920.91779469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LiveLunif</text:p>
          </table:table-cell>
          <table:table-cell office:value-type="float" office:value="451.774621335434" calcext:value-type="float">
            <text:p>451.774621335434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LiveLunif</text:p>
          </table:table-cell>
          <table:table-cell office:value-type="float" office:value="4316.55229970624" calcext:value-type="float">
            <text:p>4316.5522997062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LiveLunif</text:p>
          </table:table-cell>
          <table:table-cell office:value-type="float" office:value="3096.817383272" calcext:value-type="float">
            <text:p>3096.81738327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LiveLunif</text:p>
          </table:table-cell>
          <table:table-cell office:value-type="float" office:value="3058.48537482688" calcext:value-type="float">
            <text:p>3058.4853748268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iveLunif</text:p>
          </table:table-cell>
          <table:table-cell office:value-type="float" office:value="2986.23196334576" calcext:value-type="float">
            <text:p>2986.2319633457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LiveLunif</text:p>
          </table:table-cell>
          <table:table-cell office:value-type="float" office:value="3011.98566272542" calcext:value-type="float">
            <text:p>3011.9856627254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LiveLunif</text:p>
          </table:table-cell>
          <table:table-cell office:value-type="float" office:value="3012.77528071413" calcext:value-type="float">
            <text:p>3012.7752807141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iveLunif</text:p>
          </table:table-cell>
          <table:table-cell office:value-type="float" office:value="3023.42790931354" calcext:value-type="float">
            <text:p>3023.42790931354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LiveLunif</text:p>
          </table:table-cell>
          <table:table-cell office:value-type="float" office:value="3026.45371181327" calcext:value-type="float">
            <text:p>3026.4537118132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iveLunif</text:p>
          </table:table-cell>
          <table:table-cell office:value-type="float" office:value="3026.45371181322" calcext:value-type="float">
            <text:p>3026.4537118132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iveLunif</text:p>
          </table:table-cell>
          <table:table-cell office:value-type="float" office:value="3023.4279093135" calcext:value-type="float">
            <text:p>3023.427909313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LiveLunif</text:p>
          </table:table-cell>
          <table:table-cell office:value-type="float" office:value="3012.77528071422" calcext:value-type="float">
            <text:p>3012.7752807142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iveLunif</text:p>
          </table:table-cell>
          <table:table-cell office:value-type="float" office:value="3011.98566272548" calcext:value-type="float">
            <text:p>3011.9856627254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iveLunif</text:p>
          </table:table-cell>
          <table:table-cell office:value-type="float" office:value="2986.23196334589" calcext:value-type="float">
            <text:p>2986.23196334589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LiveLunif</text:p>
          </table:table-cell>
          <table:table-cell office:value-type="float" office:value="3058.48537482719" calcext:value-type="float">
            <text:p>3058.48537482719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LiveLunif</text:p>
          </table:table-cell>
          <table:table-cell office:value-type="float" office:value="3096.81738327243" calcext:value-type="float">
            <text:p>3096.8173832724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LiveLunif</text:p>
          </table:table-cell>
          <table:table-cell office:value-type="float" office:value="4316.55229970684" calcext:value-type="float">
            <text:p>4316.55229970684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iveLunif</text:p>
          </table:table-cell>
          <table:table-cell office:value-type="float" office:value="451.774621335613" calcext:value-type="float">
            <text:p>451.774621335613</text:p>
          </table:table-cell>
          <table:table-cell table:formula="of:=SUM([.C19:.C36])/5.9" office:value-type="float" office:value="8808.3065108656" calcext:value-type="float">
            <text:p>8808.3065108656</text:p>
          </table:table-cell>
        </table:table-row>
      </table:table>
      <table:table table:name="Wall2" table:style-name="ta1">
        <table:table-column table:style-name="co1" table:number-columns-repeated="4" table:default-cell-style-name="Default"/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DeadL</text:p>
          </table:table-cell>
          <table:table-cell office:value-type="float" office:value="1368.83388852853" calcext:value-type="float">
            <text:p>1368.833888528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eadL</text:p>
          </table:table-cell>
          <table:table-cell office:value-type="float" office:value="4474.04314794033" calcext:value-type="float">
            <text:p>4474.0431479403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eadL</text:p>
          </table:table-cell>
          <table:table-cell office:value-type="float" office:value="3598.49725639536" calcext:value-type="float">
            <text:p>3598.4972563953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eadL</text:p>
          </table:table-cell>
          <table:table-cell office:value-type="float" office:value="3694.72433239635" calcext:value-type="float">
            <text:p>3694.7243323963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eadL</text:p>
          </table:table-cell>
          <table:table-cell office:value-type="float" office:value="3691.51935774534" calcext:value-type="float">
            <text:p>3691.5193577453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adL</text:p>
          </table:table-cell>
          <table:table-cell office:value-type="float" office:value="3731.40568827359" calcext:value-type="float">
            <text:p>3731.4056882735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eadL</text:p>
          </table:table-cell>
          <table:table-cell office:value-type="float" office:value="3741.03417365043" calcext:value-type="float">
            <text:p>3741.0341736504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eadL</text:p>
          </table:table-cell>
          <table:table-cell office:value-type="float" office:value="3751.61370918249" calcext:value-type="float">
            <text:p>3751.6137091824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eadL</text:p>
          </table:table-cell>
          <table:table-cell office:value-type="float" office:value="3754.6425305338" calcext:value-type="float">
            <text:p>3754.642530533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eadL</text:p>
          </table:table-cell>
          <table:table-cell office:value-type="float" office:value="3754.64253053377" calcext:value-type="float">
            <text:p>3754.6425305337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eadL</text:p>
          </table:table-cell>
          <table:table-cell office:value-type="float" office:value="3751.61370918244" calcext:value-type="float">
            <text:p>3751.6137091824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eadL</text:p>
          </table:table-cell>
          <table:table-cell office:value-type="float" office:value="3741.03417365039" calcext:value-type="float">
            <text:p>3741.0341736503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adL</text:p>
          </table:table-cell>
          <table:table-cell office:value-type="float" office:value="3731.40568827358" calcext:value-type="float">
            <text:p>3731.4056882735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eadL</text:p>
          </table:table-cell>
          <table:table-cell office:value-type="float" office:value="3691.51935774528" calcext:value-type="float">
            <text:p>3691.5193577452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eadL</text:p>
          </table:table-cell>
          <table:table-cell office:value-type="float" office:value="3694.72433239628" calcext:value-type="float">
            <text:p>3694.7243323962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DeadL</text:p>
          </table:table-cell>
          <table:table-cell office:value-type="float" office:value="3598.49725639526" calcext:value-type="float">
            <text:p>3598.4972563952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adL</text:p>
          </table:table-cell>
          <table:table-cell office:value-type="float" office:value="4474.04314794003" calcext:value-type="float">
            <text:p>4474.0431479400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adL</text:p>
          </table:table-cell>
          <table:table-cell office:value-type="float" office:value="1368.83388852846" calcext:value-type="float">
            <text:p>1368.83388852846</text:p>
          </table:table-cell>
          <table:table-cell table:formula="of:=SUM([.C1:.C18])/5.9" office:value-type="float" office:value="10781.8013846257" calcext:value-type="float">
            <text:p>10781.80138462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iveLunif</text:p>
          </table:table-cell>
          <table:table-cell office:value-type="float" office:value="712.556410881986" calcext:value-type="float">
            <text:p>712.55641088198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iveLunif</text:p>
          </table:table-cell>
          <table:table-cell office:value-type="float" office:value="2328.99561761624" calcext:value-type="float">
            <text:p>2328.9956176162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iveLunif</text:p>
          </table:table-cell>
          <table:table-cell office:value-type="float" office:value="1873.22385212291" calcext:value-type="float">
            <text:p>1873.2238521229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iveLunif</text:p>
          </table:table-cell>
          <table:table-cell office:value-type="float" office:value="1923.3155546148" calcext:value-type="float">
            <text:p>1923.31555461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iveLunif</text:p>
          </table:table-cell>
          <table:table-cell office:value-type="float" office:value="1921.6471818097" calcext:value-type="float">
            <text:p>1921.647181809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iveLunif</text:p>
          </table:table-cell>
          <table:table-cell office:value-type="float" office:value="1942.41030052164" calcext:value-type="float">
            <text:p>1942.4103005216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iveLunif</text:p>
          </table:table-cell>
          <table:table-cell office:value-type="float" office:value="1947.42247843441" calcext:value-type="float">
            <text:p>1947.4224784344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iveLunif</text:p>
          </table:table-cell>
          <table:table-cell office:value-type="float" office:value="1952.92973240485" calcext:value-type="float">
            <text:p>1952.9297324048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LiveLunif</text:p>
          </table:table-cell>
          <table:table-cell office:value-type="float" office:value="1954.50640733188" calcext:value-type="float">
            <text:p>1954.5064073318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iveLunif</text:p>
          </table:table-cell>
          <table:table-cell office:value-type="float" office:value="1954.5064073319" calcext:value-type="float">
            <text:p>1954.506407331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iveLunif</text:p>
          </table:table-cell>
          <table:table-cell office:value-type="float" office:value="1952.92973240483" calcext:value-type="float">
            <text:p>1952.9297324048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iveLunif</text:p>
          </table:table-cell>
          <table:table-cell office:value-type="float" office:value="1947.42247843437" calcext:value-type="float">
            <text:p>1947.4224784343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LiveLunif</text:p>
          </table:table-cell>
          <table:table-cell office:value-type="float" office:value="1942.41030052161" calcext:value-type="float">
            <text:p>1942.4103005216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iveLunif</text:p>
          </table:table-cell>
          <table:table-cell office:value-type="float" office:value="1921.64718180966" calcext:value-type="float">
            <text:p>1921.6471818096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iveLunif</text:p>
          </table:table-cell>
          <table:table-cell office:value-type="float" office:value="1923.31555461472" calcext:value-type="float">
            <text:p>1923.315554614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LiveLunif</text:p>
          </table:table-cell>
          <table:table-cell office:value-type="float" office:value="1873.22385212285" calcext:value-type="float">
            <text:p>1873.2238521228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iveLunif</text:p>
          </table:table-cell>
          <table:table-cell office:value-type="float" office:value="2328.99561761608" calcext:value-type="float">
            <text:p>2328.9956176160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iveLunif</text:p>
          </table:table-cell>
          <table:table-cell office:value-type="float" office:value="712.556410881961" calcext:value-type="float">
            <text:p>712.556410881961</text:p>
          </table:table-cell>
          <table:table-cell table:formula="of:=SUM([.C19:.C36])/5.9" office:value-type="float" office:value="5612.54492736888" calcext:value-type="float">
            <text:p>5612.54492736888</text:p>
          </table:table-cell>
        </table:table-row>
      </table:table>
      <table:table table:name="Wall1" table:style-name="ta1">
        <table:table-column table:style-name="co1" table:number-columns-repeated="4" table:default-cell-style-name="Default"/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eadL</text:p>
          </table:table-cell>
          <table:table-cell office:value-type="float" office:value="902.45564051188" calcext:value-type="float">
            <text:p>902.4556405118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eadL</text:p>
          </table:table-cell>
          <table:table-cell office:value-type="float" office:value="8238.62173437979" calcext:value-type="float">
            <text:p>8238.6217343797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eadL</text:p>
          </table:table-cell>
          <table:table-cell office:value-type="float" office:value="5919.33401667153" calcext:value-type="float">
            <text:p>5919.3340166715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eadL</text:p>
          </table:table-cell>
          <table:table-cell office:value-type="float" office:value="5851.68929775192" calcext:value-type="float">
            <text:p>5851.6892977519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adL</text:p>
          </table:table-cell>
          <table:table-cell office:value-type="float" office:value="5717.89282223539" calcext:value-type="float">
            <text:p>5717.8928222353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eadL</text:p>
          </table:table-cell>
          <table:table-cell office:value-type="float" office:value="5768.46830671908" calcext:value-type="float">
            <text:p>5768.4683067190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eadL</text:p>
          </table:table-cell>
          <table:table-cell office:value-type="float" office:value="5770.95443705057" calcext:value-type="float">
            <text:p>5770.9544370505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adL</text:p>
          </table:table-cell>
          <table:table-cell office:value-type="float" office:value="5791.67499511402" calcext:value-type="float">
            <text:p>5791.6749951140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eadL</text:p>
          </table:table-cell>
          <table:table-cell office:value-type="float" office:value="5797.61173906943" calcext:value-type="float">
            <text:p>5797.6117390694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eadL</text:p>
          </table:table-cell>
          <table:table-cell office:value-type="float" office:value="5797.61173906942" calcext:value-type="float">
            <text:p>5797.6117390694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eadL</text:p>
          </table:table-cell>
          <table:table-cell office:value-type="float" office:value="5791.67499511383" calcext:value-type="float">
            <text:p>5791.6749951138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adL</text:p>
          </table:table-cell>
          <table:table-cell office:value-type="float" office:value="5770.95443705045" calcext:value-type="float">
            <text:p>5770.954437050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eadL</text:p>
          </table:table-cell>
          <table:table-cell office:value-type="float" office:value="5768.46830671905" calcext:value-type="float">
            <text:p>5768.4683067190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eadL</text:p>
          </table:table-cell>
          <table:table-cell office:value-type="float" office:value="5717.89282223527" calcext:value-type="float">
            <text:p>5717.8928222352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eadL</text:p>
          </table:table-cell>
          <table:table-cell office:value-type="float" office:value="5851.68929775161" calcext:value-type="float">
            <text:p>5851.6892977516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eadL</text:p>
          </table:table-cell>
          <table:table-cell office:value-type="float" office:value="5919.33401667123" calcext:value-type="float">
            <text:p>5919.3340166712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eadL</text:p>
          </table:table-cell>
          <table:table-cell office:value-type="float" office:value="8238.62173438004" calcext:value-type="float">
            <text:p>8238.6217343800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eadL</text:p>
          </table:table-cell>
          <table:table-cell office:value-type="float" office:value="902.455640512151" calcext:value-type="float">
            <text:p>902.455640512151</text:p>
          </table:table-cell>
          <table:table-cell table:formula="of:=SUM([.C1:.C18])/5.9" office:value-type="float" office:value="16867.3569455943" calcext:value-type="float">
            <text:p>16867.35694559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iveLunif</text:p>
          </table:table-cell>
          <table:table-cell office:value-type="float" office:value="469.77983053491" calcext:value-type="float">
            <text:p>469.7798305349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iveLunif</text:p>
          </table:table-cell>
          <table:table-cell office:value-type="float" office:value="4288.67431093094" calcext:value-type="float">
            <text:p>4288.6743109309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iveLunif</text:p>
          </table:table-cell>
          <table:table-cell office:value-type="float" office:value="3081.35226420004" calcext:value-type="float">
            <text:p>3081.3522642000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iveLunif</text:p>
          </table:table-cell>
          <table:table-cell office:value-type="float" office:value="3046.13931503766" calcext:value-type="float">
            <text:p>3046.1393150376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iveLunif</text:p>
          </table:table-cell>
          <table:table-cell office:value-type="float" office:value="2976.49058908074" calcext:value-type="float">
            <text:p>2976.4905890807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iveLunif</text:p>
          </table:table-cell>
          <table:table-cell office:value-type="float" office:value="3002.81802442873" calcext:value-type="float">
            <text:p>3002.8180244287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veLunif</text:p>
          </table:table-cell>
          <table:table-cell office:value-type="float" office:value="3004.11219760838" calcext:value-type="float">
            <text:p>3004.1121976083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iveLunif</text:p>
          </table:table-cell>
          <table:table-cell office:value-type="float" office:value="3014.89843442561" calcext:value-type="float">
            <text:p>3014.8984344256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iveLunif</text:p>
          </table:table-cell>
          <table:table-cell office:value-type="float" office:value="3017.98884955973" calcext:value-type="float">
            <text:p>3017.9888495597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iveLunif</text:p>
          </table:table-cell>
          <table:table-cell office:value-type="float" office:value="3017.98884955974" calcext:value-type="float">
            <text:p>3017.9888495597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veLunif</text:p>
          </table:table-cell>
          <table:table-cell office:value-type="float" office:value="3014.89843442558" calcext:value-type="float">
            <text:p>3014.8984344255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iveLunif</text:p>
          </table:table-cell>
          <table:table-cell office:value-type="float" office:value="3004.11219760832" calcext:value-type="float">
            <text:p>3004.112197608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iveLunif</text:p>
          </table:table-cell>
          <table:table-cell office:value-type="float" office:value="3002.81802442867" calcext:value-type="float">
            <text:p>3002.8180244286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iveLunif</text:p>
          </table:table-cell>
          <table:table-cell office:value-type="float" office:value="2976.49058908068" calcext:value-type="float">
            <text:p>2976.4905890806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iveLunif</text:p>
          </table:table-cell>
          <table:table-cell office:value-type="float" office:value="3046.13931503759" calcext:value-type="float">
            <text:p>3046.1393150375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iveLunif</text:p>
          </table:table-cell>
          <table:table-cell office:value-type="float" office:value="3081.35226419997" calcext:value-type="float">
            <text:p>3081.3522641999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iveLunif</text:p>
          </table:table-cell>
          <table:table-cell office:value-type="float" office:value="4288.67431093115" calcext:value-type="float">
            <text:p>4288.6743109311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iveLunif</text:p>
          </table:table-cell>
          <table:table-cell office:value-type="float" office:value="469.779830535076" calcext:value-type="float">
            <text:p>469.779830535076</text:p>
          </table:table-cell>
          <table:table-cell table:formula="of:=SUM([.C19:.C36])/5.9" office:value-type="float" office:value="8780.42502230738" calcext:value-type="float">
            <text:p>8780.42502230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2:32:37.507004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3:03.505597400</meta:creation-date>
    <dc:date>2019-07-04T12:36:06.559017099</dc:date>
    <meta:editing-duration>PT6M52S</meta:editing-duration>
    <meta:editing-cycles>2</meta:editing-cycles>
    <meta:generator>LibreOffice/6.0.7.3$Linux_X86_64 LibreOffice_project/00m0$Build-3</meta:generator>
    <meta:document-statistic meta:table-count="3" meta:cell-count="330" meta:object-count="0"/>
  </office:meta>
</office:document-meta>
</file>